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f2627" officeooo:paragraph-rsid="000f2627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2627" officeooo:paragraph-rsid="000f2627" style:font-size-asian="10.5pt" style:font-weight-asian="normal" style:font-size-complex="12pt" style:font-weight-complex="normal"/>
    </style:style>
    <style:style style:name="T1" style:family="text">
      <style:text-properties style:font-name="DejaVu Sans"/>
    </style:style>
    <style:style style:name="T2" style:family="text">
      <style:text-properties officeooo:rsid="000f26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Y455 Cyber Security</text:p>
      <text:p text:style-name="P2">Assignment <text:span text:style-name="T2">4</text:span></text:p>
      <text:p text:style-name="P1"><text:span text:style-name="T1">Chris Papastamos (csd4569</text:span>)</text:p>
      <text:p text:style-name="P1"/>
      <text:p text:style-name="P3">Question 1</text:p>
      <text:p text:style-name="P4">mvalnvslfjnvls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6:26:09.983707790</meta:creation-date>
    <dc:date>2023-04-24T16:28:31.180664104</dc:date>
    <meta:editing-duration>PT2M22S</meta:editing-duration>
    <meta:editing-cycles>1</meta:editing-cycles>
    <meta:document-statistic meta:table-count="0" meta:image-count="0" meta:object-count="0" meta:page-count="1" meta:paragraph-count="5" meta:word-count="11" meta:character-count="83" meta:non-whitespace-character-count="77"/>
    <meta:generator>LibreOffice/7.5.2.2$Linux_X86_64 LibreOffice_project/50$Build-2</meta:generator>
  </office:meta>
</office:document-meta>
</file>